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57.7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2">
      <style:text-properties style:font-name="Times New Roman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6"/>
        <table:table-column table:style-name="co3" table:default-cell-style-name="ce16"/>
        <table:table-column table:style-name="co4" table:default-cell-style-name="ce21"/>
        <table:table-row table:style-name="ro1">
          <table:table-cell table:style-name="ce1" office:value-type="string" calcext:value-type="string">
            <text:p>Species</text:p>
          </table:table-cell>
          <table:table-cell table:style-name="ce8" office:value-type="string" calcext:value-type="string">
            <text:p>LR</text:p>
          </table:table-cell>
          <table:table-cell table:style-name="ce18" office:value-type="string" calcext:value-type="string">
            <text:p>Mean abundance (nb/sample)</text:p>
          </table:table-cell>
          <table:table-cell table:style-name="ce8" office:value-type="string" calcext:value-type="string">
            <text:p>p</text:p>
          </table:table-cell>
        </table:table-row>
        <table:table-row table:style-name="ro2">
          <table:table-cell table:style-name="ce2" office:value-type="string" calcext:value-type="string">
            <text:p>Oligochaeta</text:p>
          </table:table-cell>
          <table:table-cell table:style-name="ce15" office:value-type="float" office:value="79.5900533191613" calcext:value-type="float">
            <text:p>79.59</text:p>
          </table:table-cell>
          <table:table-cell table:style-name="ce20" office:value-type="float" office:value="0.222222222222222" calcext:value-type="float">
            <text:p>0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5" office:value-type="float" office:value="70.6547961764632" calcext:value-type="float">
            <text:p>70.65</text:p>
          </table:table-cell>
          <table:table-cell table:style-name="ce20" office:value-type="float" office:value="0.0555555555555556" calcext:value-type="float">
            <text:p>0.0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15" office:value-type="float" office:value="66.2564974939546" calcext:value-type="float">
            <text:p>66.26</text:p>
          </table:table-cell>
          <table:table-cell table:style-name="ce20" office:value-type="float" office:value="140.388888888889" calcext:value-type="float">
            <text:p>140.3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57.6629070293846" calcext:value-type="float">
            <text:p>57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50.3525986006434" calcext:value-type="float">
            <text:p>5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seudocuma longicorne</text:p>
          </table:table-cell>
          <table:table-cell office:value-type="float" office:value="47.8175461587176" calcext:value-type="float">
            <text:p>47.82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45.9115552613293" calcext:value-type="float">
            <text:p>45.91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36.4247412867069" calcext:value-type="float">
            <text:p>36.42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Harmothoe reticulata</text:p>
          </table:table-cell>
          <table:table-cell office:value-type="float" office:value="35.4427450815547" calcext:value-type="float">
            <text:p>35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34.3228742071952" calcext:value-type="float">
            <text:p>34.32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rotodorvillea kefersteini</text:p>
          </table:table-cell>
          <table:table-cell office:value-type="float" office:value="31.8838390402834" calcext:value-type="float">
            <text:p>31.88</text:p>
          </table:table-cell>
          <table:table-cell office:value-type="float" office:value="0.833333333333333" calcext:value-type="float">
            <text:p>0.8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pisula subtruncata</text:p>
          </table:table-cell>
          <table:table-cell office:value-type="float" office:value="31.2546168485154" calcext:value-type="float">
            <text:p>31.25</text:p>
          </table:table-cell>
          <table:table-cell office:value-type="float" office:value="2.72222222222222" calcext:value-type="float">
            <text:p>2.7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agelona papillicornis</text:p>
          </table:table-cell>
          <table:table-cell office:value-type="float" office:value="28.9959503755774" calcext:value-type="float">
            <text:p>29.00</text:p>
          </table:table-cell>
          <table:table-cell office:value-type="float" office:value="1.22222222222222" calcext:value-type="float">
            <text:p>1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Lentidium mediterraneum</text:p>
          </table:table-cell>
          <table:table-cell office:value-type="float" office:value="27.9687788873265" calcext:value-type="float">
            <text:p>27.97</text:p>
          </table:table-cell>
          <table:table-cell office:value-type="float" office:value="21.7777777777778" calcext:value-type="float">
            <text:p>21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Iphinoe tenella</text:p>
          </table:table-cell>
          <table:table-cell office:value-type="float" office:value="27.9109303822591" calcext:value-type="float">
            <text:p>27.9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Bathyporeia guilliamsoniana</text:p>
          </table:table-cell>
          <table:table-cell office:value-type="float" office:value="25.1714980070256" calcext:value-type="float">
            <text:p>25.17</text:p>
          </table:table-cell>
          <table:table-cell office:value-type="float" office:value="1.11111111111111" calcext:value-type="float">
            <text:p>1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Leiochone leiopygos</text:p>
          </table:table-cell>
          <table:table-cell office:value-type="float" office:value="23.5921076421517" calcext:value-type="float">
            <text:p>23.5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23.5702436240936" calcext:value-type="float">
            <text:p>23.57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18.5882362486636" calcext:value-type="float">
            <text:p>18.59</text:p>
          </table:table-cell>
          <table:table-cell office:value-type="float" office:value="1.05555555555556" calcext:value-type="float">
            <text:p>1.0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17.7444033173885" calcext:value-type="float">
            <text:p>17.74</text:p>
          </table:table-cell>
          <table:table-cell office:value-type="float" office:value="0.944444444444444" calcext:value-type="float">
            <text:p>0.94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gordius neapolitanus</text:p>
          </table:table-cell>
          <table:table-cell office:value-type="float" office:value="16.8619954222698" calcext:value-type="float">
            <text:p>16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Donax venustus</text:p>
          </table:table-cell>
          <table:table-cell office:value-type="float" office:value="16.0752142824993" calcext:value-type="float">
            <text:p>16.08</text:p>
          </table:table-cell>
          <table:table-cell office:value-type="float" office:value="0.833333333333333" calcext:value-type="float">
            <text:p>0.8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Tritia neritea</text:p>
          </table:table-cell>
          <table:table-cell office:value-type="float" office:value="15.6323893138188" calcext:value-type="float">
            <text:p>15.63</text:p>
          </table:table-cell>
          <table:table-cell office:value-type="float" office:value="1.22222222222222" calcext:value-type="float">
            <text:p>1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pio filicornis</text:p>
          </table:table-cell>
          <table:table-cell office:value-type="float" office:value="15.0366806006386" calcext:value-type="float">
            <text:p>15.04</text:p>
          </table:table-cell>
          <table:table-cell office:value-type="float" office:value="7.11111111111111" calcext:value-type="float">
            <text:p>7.11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13.7569233227916" calcext:value-type="float">
            <text:p>13.76</text:p>
          </table:table-cell>
          <table:table-cell office:value-type="float" office:value="0.555555555555556" calcext:value-type="float">
            <text:p>0.56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Lucinella divaricata</text:p>
          </table:table-cell>
          <table:table-cell office:value-type="float" office:value="13.6890102187927" calcext:value-type="float">
            <text:p>13.69</text:p>
          </table:table-cell>
          <table:table-cell office:value-type="float" office:value="3.66666666666667" calcext:value-type="float">
            <text:p>3.67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13.6028341216141" calcext:value-type="float">
            <text:p>13.60</text:p>
          </table:table-cell>
          <table:table-cell office:value-type="float" office:value="0.777777777777778" calcext:value-type="float">
            <text:p>0.78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13.3965899098129" calcext:value-type="float">
            <text:p>13.40</text:p>
          </table:table-cell>
          <table:table-cell office:value-type="float" office:value="2.11111111111111" calcext:value-type="float">
            <text:p>2.11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Aonides paucibranchiata</text:p>
          </table:table-cell>
          <table:table-cell office:value-type="float" office:value="13.2166963994772" calcext:value-type="float">
            <text:p>13.22</text:p>
          </table:table-cell>
          <table:table-cell office:value-type="float" office:value="0" calcext:value-type="float">
            <text:p>0.00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Loripes orbiculatus</text:p>
          </table:table-cell>
          <table:table-cell office:value-type="float" office:value="12.0539504556904" calcext:value-type="float">
            <text:p>12.05</text:p>
          </table:table-cell>
          <table:table-cell office:value-type="float" office:value="2" calcext:value-type="float">
            <text:p>2.00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table:style-name="ce7" office:value-type="string" calcext:value-type="string">
            <text:p>Pitar rudis</text:p>
          </table:table-cell>
          <table:table-cell table:style-name="ce17" office:value-type="float" office:value="12.0106644069918" calcext:value-type="float">
            <text:p>12.01</text:p>
          </table:table-cell>
          <table:table-cell table:style-name="ce17" office:value-type="float" office:value="0" calcext:value-type="float">
            <text:p>0.00</text:p>
          </table:table-cell>
          <table:table-cell table:style-name="ce23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4:15:28.419596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5T14:17:34.098079853</dc:date>
    <dc:creator>SK </dc:creator>
    <meta:editing-duration>PT4H24M38S</meta:editing-duration>
    <meta:editing-cycles>28</meta:editing-cycles>
    <meta:document-statistic meta:table-count="1" meta:cell-count="128" meta:object-count="0"/>
  </office:meta>
</office:document-meta>
</file>